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459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2.704cm"/>
    </style:style>
    <style:style style:name="co6" style:family="table-column">
      <style:table-column-properties fo:break-before="auto" style:column-width="6.018cm"/>
    </style:style>
    <style:style style:name="co7" style:family="table-column">
      <style:table-column-properties fo:break-before="auto" style:column-width="2.614cm"/>
    </style:style>
    <style:style style:name="co8" style:family="table-column">
      <style:table-column-properties fo:break-before="auto" style:column-width="2.514cm"/>
    </style:style>
    <style:style style:name="co9" style:family="table-column">
      <style:table-column-properties fo:break-before="auto" style:column-width="2.568cm"/>
    </style:style>
    <style:style style:name="co10" style:family="table-column">
      <style:table-column-properties fo:break-before="auto" style:column-width="2.378cm"/>
    </style:style>
    <style:style style:name="co11" style:family="table-column">
      <style:table-column-properties fo:break-before="auto" style:column-width="1.45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gl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gl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_rj45-12_THT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<text:a xlink:href="https://www.lcsc.com/" xlink:type="simple">LCSC link</text:a>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DS1128-S80BP</text:p>
          </table:table-cell>
          <table:table-cell office:value-type="string" calcext:value-type="string">
            <text:p>J1, J3</text:p>
          </table:table-cell>
          <table:table-cell office:value-type="string" calcext:value-type="string">
            <text:p>Ethernet Connector</text:p>
          </table:table-cell>
          <table:table-cell table:style-name="Default" office:value-type="string" calcext:value-type="string">
            <text:p><text:a xlink:href="https://www.lcsc.com/product-detail/Ethernet-Connectors-Modular-Connectors-RJ45-RJ11_CONNFLY-Elec-DS1128-S80BP_C86586.html" xlink:type="simple">C86586</text:a>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TTERY9V</text:p>
          </table:table-cell>
          <table:table-cell office:value-type="string" calcext:value-type="string">
            <text:p>BATTCON_9V</text:p>
          </table:table-cell>
          <table:table-cell office:value-type="string" calcext:value-type="string">
            <text:p>BAT1</text:p>
          </table:table-cell>
          <table:table-cell office:value-type="string" calcext:value-type="string">
            <text:p>Battery Holders</text:p>
          </table:table-cell>
          <table:table-cell table:style-name="Default"/>
          <table:table-cell office:value-type="string" calcext:value-type="string">
            <text:p><text:a xlink:href="https://es.aliexpress.com/item/32945156022.html?spm=a2g0o.productlist.main.3.3d74IOBQIOBQOg&amp;algo_pvid=8682abcb-47d6-483f-8939-ff4b893dfc18&amp;algo_exp_id=8682abcb-47d6-483f-8939-ff4b893dfc18-1&amp;pdp_ext_f=%7B%22sku_id%22%3A%2266154155959%22%7D&amp;pdp_npi=3%40dis%21EUR%210.16%210.14%21%21%21%21%21%402100b88516786196616093344d06c2%2166154155959%21sea%21ES%21111065461&amp;curPageLogUid=l4xXoitqViK1" xlink:type="simple">Aliexpress</text:a>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2.5/2</text:p>
          </table:table-cell>
          <table:table-cell office:value-type="string" calcext:value-type="string">
            <text:p>C2.5-2</text:p>
          </table:table-cell>
          <table:table-cell office:value-type="string" calcext:value-type="string">
            <text:p>C2,C3</text:p>
          </table:table-cell>
          <table:table-cell office:value-type="string" calcext:value-type="string">
            <text:p>CAPACITOR</text:p>
          </table:table-cell>
          <table:table-cell table:style-name="Default" office:value-type="string" calcext:value-type="string">
            <text:p><text:a xlink:href="https://www.lcsc.com/product-detail/Ceramic-Disc-Capacitors_Dersonic-CC1H104ZC1PD3F5P3003_C353904.html" xlink:type="simple">C353904</text:a>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/4 Watt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1, R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a xlink:href="https://www.lcsc.com/product-detail/Through-Hole-Resistors_UNI-ROYAL-Uniroyal-Elec-CFR0W4J0103A50_C61299.html" xlink:type="simple">C61299</text:a>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F/16V</text:p>
          </table:table-cell>
          <table:table-cell office:value-type="string" calcext:value-type="string">
            <text:p>2.5mm – 6mm</text:p>
          </table:table-cell>
          <table:table-cell office:value-type="string" calcext:value-type="string">
            <text:p>E2,5-6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<text:a xlink:href="https://www.lcsc.com/product-detail/Aluminum-Electrolytic-Capacitors-Leaded_Rubycon-16TWL10KEFC6-3X11_C1664919.html" xlink:type="simple">C1664919</text:a>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a xlink:href="https://www.lcsc.com/product-detail/Through-Hole-Resistors_YAGEO-MFR-25JT-52-1K_C176465.html" xlink:type="simple">C176465</text:a>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-D-2.5</text:p>
          </table:table-cell>
          <table:table-cell office:value-type="string" calcext:value-type="string">
            <text:p>D-2.5</text:p>
          </table:table-cell>
          <table:table-cell office:value-type="string" calcext:value-type="string">
            <text:p>D1 ... D8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<text:a xlink:href="https://www.lcsc.com/product-detail/Switching-Diode_ST-Semtech-1N4148_C14538.html" xlink:type="simple">C14538</text:a>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C4017N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COUNTER/DIVIDER</text:p>
          </table:table-cell>
          <table:table-cell table:style-name="ce2" office:value-type="string" calcext:value-type="string">
            <text:p><text:a xlink:href="https://www.lcsc.com/product-detail/Counters-Dividers_Texas-Instruments-CD74HC4017EG4_C1548031.html" xlink:type="simple">C1548031</text:a>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TRIM_EU-CA6V</text:p>
          </table:table-cell>
          <table:table-cell office:value-type="string" calcext:value-type="string">
            <text:p>CA6V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POTENTIOMETER</text:p>
          </table:table-cell>
          <table:table-cell table:style-name="Default" office:value-type="string" calcext:value-type="string">
            <text:p><text:a xlink:href="https://www.lcsc.com/product-detail/Variable-Resistors-Potentiometers_BOURNS-3306F-1-103_C840703.html" xlink:type="simple">C840703</text:a>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555</text:p>
          </table:table-cell>
          <table:table-cell office:value-type="string" calcext:value-type="string">
            <text:p>ICM555</text:p>
          </table:table-cell>
          <table:table-cell office:value-type="string" calcext:value-type="string">
            <text:p>DIL08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<text:a xlink:href="https://www.lcsc.com/product-detail/Timers-Clock-Oscillators_Gcore-NE555_C5157852.html" xlink:type="simple">C5157852</text:a>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LB10</text:p>
          </table:table-cell>
          <table:table-cell office:value-type="string" calcext:value-type="string">
            <text:p>LB1, LB2</text:p>
          </table:table-cell>
          <table:table-cell office:value-type="string" calcext:value-type="string">
            <text:p>10 LED BLOCK</text:p>
          </table:table-cell>
          <table:table-cell table:style-name="Default"/>
          <table:table-cell office:value-type="string" calcext:value-type="string">
            <text:p><text:a xlink:href="https://es.aliexpress.com/item/32346585157.html?spm=a2g0o.productlist.main.11.127145a44bJGqc&amp;algo_pvid=e8a35e9e-5fc6-42f1-a4d5-2e98e5de7c95&amp;algo_exp_id=e8a35e9e-5fc6-42f1-a4d5-2e98e5de7c95-5&amp;pdp_ext_f=%7B%22sku_id%22%3A%2258700883669%22%7D&amp;pdp_npi=3%40dis%21EUR%218.28%216.62%21%21%21%21%21%402100b20d16773533673668082d070f%2158700883669%21sea%21ES%21111065461&amp;curPageLogUid=zwJfCqKg5SL4" xlink:type="simple">Aliexpress</text:a>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PB7-0</text:p>
          </table:table-cell>
          <table:table-cell office:value-type="string" calcext:value-type="string">
            <text:p>PB07_0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8x8mm DPDT Self-locking Switch</text:p>
          </table:table-cell>
          <table:table-cell office:value-type="string" calcext:value-type="string">
            <text:p><text:a xlink:href="https://www.lcsc.com/product-detail/Push-span-style-background-color-ff0-Switches-span_GANGYUAN-PB21E09471-32_C194403.html" xlink:type="simple">C194403</text:a>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J12</text:p>
          </table:table-cell>
          <table:table-cell office:value-type="string" calcext:value-type="string">
            <text:p>RJ12-6PTH</text:p>
          </table:table-cell>
          <table:table-cell office:value-type="string" calcext:value-type="string">
            <text:p>95001-6P6C</text:p>
          </table:table-cell>
          <table:table-cell office:value-type="string" calcext:value-type="string">
            <text:p>J2, J4</text:p>
          </table:table-cell>
          <table:table-cell office:value-type="string" calcext:value-type="string">
            <text:p>RJ12 Socket 95001-6P6C Female</text:p>
          </table:table-cell>
          <table:table-cell office:value-type="string" calcext:value-type="string">
            <text:p><text:a xlink:href="https://www.lcsc.com/product-detail/Ethernet-Connectors-Modular-Connectors-RJ45-span-style-background-color-ff0-RJ11-span_Ckmtw-Shenzhen-Cankemeng-R-RJ11R06P-A000_C2902699.html" xlink:type="simple">C2902699</text:a>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gl" fo:country="E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x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12T12:15:13.018000000</dc:date>
    <meta:editing-duration>PT7H52M7S</meta:editing-duration>
    <meta:editing-cycles>7</meta:editing-cycles>
    <meta:generator>LibreOffice/7.5.0.3$Windows_X86_64 LibreOffice_project/c21113d003cd3efa8c53188764377a8272d9d6de</meta:generator>
    <meta:document-statistic meta:table-count="1" meta:cell-count="96" meta:object-count="0"/>
  </office:meta>
</office:document-meta>
</file>